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Roboto" svg:font-family="Roboto, Helvetica, sans-serif"/>
    <style:font-face style:name="monospace" svg:font-family="monospace"/>
    <style:font-face style:name="pt sans" svg:font-family="'pt sans',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paragraph-rsid="00172281"/>
    </style:style>
    <style:style style:name="P2" style:family="paragraph" style:parent-style-name="Standard">
      <style:text-properties style:font-name="Arial"/>
    </style:style>
    <style:style style:name="P3" style:family="paragraph" style:parent-style-name="Text_20_body">
      <style:paragraph-properties fo:text-align="justify" style:justify-single-word="false"/>
      <style:text-properties style:font-name="Arial" officeooo:rsid="002039d7" officeooo:paragraph-rsid="002039d7"/>
    </style:style>
    <style:style style:name="P4" style:family="paragraph" style:parent-style-name="Text_20_body">
      <style:paragraph-properties fo:text-align="justify" style:justify-single-word="false"/>
      <style:text-properties style:font-name="Arial" officeooo:rsid="002039d7" officeooo:paragraph-rsid="0038c26d"/>
    </style:style>
    <style:style style:name="P5" style:family="paragraph" style:parent-style-name="Text_20_body">
      <style:text-properties style:font-name="Arial" officeooo:paragraph-rsid="0021dffb"/>
    </style:style>
    <style:style style:name="P6" style:family="paragraph" style:parent-style-name="Text_20_body">
      <style:text-properties style:font-name="Arial" officeooo:paragraph-rsid="00221177"/>
    </style:style>
    <style:style style:name="P7" style:family="paragraph" style:parent-style-name="Text_20_body">
      <style:text-properties style:font-name="Arial" officeooo:rsid="00221177" officeooo:paragraph-rsid="00221177"/>
    </style:style>
    <style:style style:name="P8" style:family="paragraph" style:parent-style-name="Text_20_body">
      <style:text-properties style:font-name="Arial" officeooo:rsid="0022d0f6" officeooo:paragraph-rsid="0022d0f6"/>
    </style:style>
    <style:style style:name="P9" style:family="paragraph" style:parent-style-name="Text_20_body">
      <style:text-properties style:font-name="Arial" officeooo:rsid="0024bde7" officeooo:paragraph-rsid="0024bde7"/>
    </style:style>
    <style:style style:name="P10" style:family="paragraph" style:parent-style-name="Text_20_body">
      <style:text-properties style:font-name="Arial" officeooo:rsid="00287909" officeooo:paragraph-rsid="00287909"/>
    </style:style>
    <style:style style:name="P11" style:family="paragraph" style:parent-style-name="Text_20_body">
      <style:text-properties style:font-name="Arial" officeooo:paragraph-rsid="00172281"/>
    </style:style>
    <style:style style:name="P12" style:family="paragraph" style:parent-style-name="Text_20_body">
      <style:text-properties style:font-name="Arial" officeooo:rsid="002d0136" officeooo:paragraph-rsid="002d0136"/>
    </style:style>
    <style:style style:name="P13" style:family="paragraph" style:parent-style-name="Text_20_body">
      <style:text-properties style:font-name="Arial" officeooo:rsid="002f3529" officeooo:paragraph-rsid="002f3529"/>
    </style:style>
    <style:style style:name="P14" style:family="paragraph" style:parent-style-name="Text_20_body">
      <style:text-properties style:font-name="Arial" officeooo:rsid="003172c1" officeooo:paragraph-rsid="003172c1"/>
    </style:style>
    <style:style style:name="P15" style:family="paragraph" style:parent-style-name="Text_20_body">
      <style:text-properties style:font-name="Arial" officeooo:rsid="0032c47d" officeooo:paragraph-rsid="0032c47d"/>
    </style:style>
    <style:style style:name="P16" style:family="paragraph" style:parent-style-name="Text_20_body">
      <style:paragraph-properties fo:text-align="justify" style:justify-single-word="false"/>
      <style:text-properties style:font-name="Arial" officeooo:rsid="004e3520" officeooo:paragraph-rsid="004e3520"/>
    </style:style>
    <style:style style:name="P17" style:family="paragraph" style:parent-style-name="Text_20_body">
      <style:paragraph-properties fo:text-align="justify" style:justify-single-word="false"/>
      <style:text-properties officeooo:paragraph-rsid="00203dc6"/>
    </style:style>
    <style:style style:name="P18" style:family="paragraph" style:parent-style-name="Text_20_body">
      <style:paragraph-properties fo:text-align="justify" style:justify-single-word="false"/>
      <style:text-properties officeooo:paragraph-rsid="00287909"/>
    </style:style>
    <style:style style:name="P19" style:family="paragraph" style:parent-style-name="Text_20_body">
      <style:text-properties officeooo:paragraph-rsid="001c18c4"/>
    </style:style>
    <style:style style:name="P20" style:family="paragraph" style:parent-style-name="Text_20_body">
      <style:text-properties style:font-name="Arial"/>
    </style:style>
    <style:style style:name="P21" style:family="paragraph" style:parent-style-name="Text_20_body">
      <style:paragraph-properties fo:text-align="justify" style:justify-single-word="false"/>
      <style:text-properties style:font-name="Arial" fo:font-size="12pt" officeooo:rsid="004891b4" officeooo:paragraph-rsid="004891b4" style:font-size-asian="12pt" style:font-size-complex="12pt"/>
    </style:style>
    <style:style style:name="P22" style:family="paragraph" style:parent-style-name="Text_20_body">
      <style:text-properties style:font-name="Arial" officeooo:paragraph-rsid="0042c680"/>
    </style:style>
    <style:style style:name="P23" style:family="paragraph" style:parent-style-name="Text_20_body">
      <style:text-properties style:font-name="Arial" officeooo:rsid="004d5f79" officeooo:paragraph-rsid="004d5f79"/>
    </style:style>
    <style:style style:name="P24" style:family="paragraph" style:parent-style-name="Preformatted_20_Text" style:list-style-name="L1">
      <style:text-properties officeooo:paragraph-rsid="001bae50"/>
    </style:style>
    <style:style style:name="P25" style:family="paragraph" style:parent-style-name="Preformatted_20_Text">
      <style:text-properties style:font-name="Arial" officeooo:rsid="002f3529" officeooo:paragraph-rsid="002f3529"/>
    </style:style>
    <style:style style:name="P26" style:family="paragraph" style:parent-style-name="Preformatted_20_Text">
      <style:text-properties style:font-name="Arial" officeooo:paragraph-rsid="001bae50"/>
    </style:style>
    <style:style style:name="P27" style:family="paragraph" style:parent-style-name="Preformatted_20_Text">
      <style:paragraph-properties fo:text-align="justify" style:justify-single-word="false"/>
      <style:text-properties style:font-name="Arial" officeooo:paragraph-rsid="001bae50"/>
    </style:style>
    <style:style style:name="P28" style:family="paragraph" style:parent-style-name="Preformatted_20_Text">
      <style:paragraph-properties fo:text-align="justify" style:justify-single-word="false"/>
      <style:text-properties style:font-name="Arial" officeooo:paragraph-rsid="004422fa"/>
    </style:style>
    <style:style style:name="P29" style:family="paragraph" style:parent-style-name="Preformatted_20_Text">
      <style:text-properties style:font-name="Arial" officeooo:rsid="00455b73" officeooo:paragraph-rsid="00455b73"/>
    </style:style>
    <style:style style:name="P30" style:family="paragraph" style:parent-style-name="Preformatted_20_Text" style:list-style-name="L1">
      <style:text-properties officeooo:rsid="0021dffb" officeooo:paragraph-rsid="0021dffb"/>
    </style:style>
    <style:style style:name="P31" style:family="paragraph" style:parent-style-name="Preformatted_20_Text">
      <style:paragraph-properties fo:text-align="justify" style:justify-single-word="false"/>
      <style:text-properties officeooo:paragraph-rsid="004422fa"/>
    </style:style>
    <style:style style:name="P32" style:family="paragraph" style:parent-style-name="Preformatted_20_Text" style:list-style-name="L2">
      <style:paragraph-properties fo:text-align="justify" style:justify-single-word="false"/>
      <style:text-properties officeooo:paragraph-rsid="004422fa"/>
    </style:style>
    <style:style style:name="P33" style:family="paragraph" style:parent-style-name="Preformatted_20_Text">
      <style:paragraph-properties fo:margin-left="0.4925in" fo:margin-right="0in" fo:text-indent="0in" style:auto-text-indent="false"/>
      <style:text-properties fo:font-variant="normal" fo:text-transform="none" fo:color="#000000" style:font-name="Arial" fo:font-size="12pt" fo:letter-spacing="normal" fo:font-style="normal" fo:font-weight="normal" officeooo:rsid="0024bde7" officeooo:paragraph-rsid="0024bde7" style:font-size-asian="12pt" style:font-size-complex="12pt"/>
    </style:style>
    <style:style style:name="P34" style:family="paragraph" style:parent-style-name="Preformatted_20_Text">
      <loext:graphic-properties draw:fill="solid" draw:fill-color="#ffffff" draw:opacity="100%"/>
      <style:paragraph-properties fo:margin-left="0.4925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Arial" fo:font-size="12pt" fo:letter-spacing="normal" fo:font-style="normal" fo:font-weight="normal" style:font-size-asian="12pt" style:font-size-complex="12pt"/>
    </style:style>
    <style:style style:name="P35" style:family="paragraph" style:parent-style-name="Heading_20_3">
      <style:paragraph-properties fo:text-align="center" style:justify-single-word="false"/>
    </style:style>
    <style:style style:name="P36" style:family="paragraph" style:parent-style-name="Heading_20_3">
      <style:paragraph-properties fo:break-before="page"/>
    </style:style>
    <style:style style:name="P37" style:family="paragraph" style:parent-style-name="Title">
      <style:text-properties officeooo:rsid="003d75e5" officeooo:paragraph-rsid="003d75e5"/>
    </style:style>
    <style:style style:name="P38" style:family="paragraph" style:parent-style-name="Footer">
      <style:paragraph-properties fo:text-align="end" style:justify-single-word="false"/>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1918df" style:font-size-asian="12pt" style:font-size-complex="12pt"/>
    </style:style>
    <style:style style:name="T3" style:family="text">
      <style:text-properties fo:font-variant="normal" fo:text-transform="none" fo:color="#000000" fo:font-size="12pt" fo:letter-spacing="normal" fo:font-style="normal" fo:font-weight="normal" officeooo:rsid="00440e90" style:font-size-asian="12pt" style:font-size-complex="12pt"/>
    </style:style>
    <style:style style:name="T4" style:family="text">
      <style:text-properties fo:font-variant="normal" fo:text-transform="none" fo:color="#000000" fo:font-size="12pt" fo:letter-spacing="normal" fo:font-style="normal" fo:font-weight="normal" officeooo:rsid="004422fa" style:font-size-asian="12pt" style:font-size-complex="12pt"/>
    </style:style>
    <style:style style:name="T5" style:family="text">
      <style:text-properties fo:font-variant="normal" fo:text-transform="none" fo:color="#000000" style:font-name="Arial" fo:font-size="12pt" fo:letter-spacing="normal" fo:font-style="normal" fo:font-weight="normal" style:font-size-asian="12pt" style:font-size-complex="12pt"/>
    </style:style>
    <style:style style:name="T6" style:family="text">
      <style:text-properties fo:font-variant="normal" fo:text-transform="none" fo:color="#000000" style:font-name="Arial" fo:font-size="12pt" fo:letter-spacing="normal" fo:font-style="normal" fo:font-weight="normal" officeooo:rsid="001bae50" style:font-size-asian="12pt" style:font-size-complex="12pt"/>
    </style:style>
    <style:style style:name="T7" style:family="text">
      <style:text-properties fo:font-variant="normal" fo:text-transform="none" fo:color="#000000" style:font-name="Arial" fo:font-size="12pt" fo:letter-spacing="normal" fo:font-style="normal" fo:font-weight="normal" officeooo:rsid="0021dffb" style:font-size-asian="12pt" style:font-size-complex="12pt"/>
    </style:style>
    <style:style style:name="T8" style:family="text">
      <style:text-properties fo:font-variant="normal" fo:text-transform="none" fo:color="#000000" style:font-name="Arial" fo:font-size="12pt" fo:letter-spacing="normal" fo:font-style="normal" fo:font-weight="normal" officeooo:rsid="00440e90" style:font-size-asian="12pt" style:font-size-complex="12pt"/>
    </style:style>
    <style:style style:name="T9" style:family="text">
      <style:text-properties style:font-name="Arial" officeooo:rsid="001c18c4"/>
    </style:style>
    <style:style style:name="T10" style:family="text">
      <style:text-properties style:font-name="Arial" officeooo:rsid="00172281"/>
    </style:style>
    <style:style style:name="T11" style:family="text">
      <style:text-properties style:font-name="Arial" officeooo:rsid="002039d7"/>
    </style:style>
    <style:style style:name="T12" style:family="text">
      <style:text-properties style:font-name="Arial" officeooo:rsid="001918df"/>
    </style:style>
    <style:style style:name="T13" style:family="text">
      <style:text-properties style:font-name="Arial" officeooo:rsid="0021dffb"/>
    </style:style>
    <style:style style:name="T14" style:family="text">
      <style:text-properties style:font-name="Arial" officeooo:rsid="00287909"/>
    </style:style>
    <style:style style:name="T15" style:family="text">
      <style:text-properties style:font-name="Arial" officeooo:rsid="002a2ca8"/>
    </style:style>
    <style:style style:name="T16" style:family="text">
      <style:text-properties style:font-name="Arial" officeooo:rsid="0042c680"/>
    </style:style>
    <style:style style:name="T17" style:family="text">
      <style:text-properties officeooo:rsid="001918df"/>
    </style:style>
    <style:style style:name="T18" style:family="text">
      <style:text-properties fo:font-size="12pt" officeooo:rsid="001918df" style:font-size-asian="12pt" style:font-size-complex="12pt"/>
    </style:style>
    <style:style style:name="T19" style:family="text">
      <style:text-properties fo:color="#000000" fo:font-size="12pt" officeooo:rsid="001918df" style:font-size-asian="12pt" style:font-size-complex="12pt"/>
    </style:style>
    <style:style style:name="T20" style:family="text">
      <style:text-properties officeooo:rsid="00203dc6"/>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03dc6" style:font-weight-asian="normal" style:font-weight-complex="normal"/>
    </style:style>
    <style:style style:name="T23" style:family="text">
      <style:text-properties officeooo:rsid="00172281"/>
    </style:style>
    <style:style style:name="T24" style:family="text">
      <style:text-properties style:font-name="Liberation Sans" fo:font-size="14.1000003814697pt" fo:font-weight="bold" style:font-name-asian="Microsoft YaHei" style:font-size-asian="14.1000003814697pt" style:font-weight-asian="bold" style:font-name-complex="Arial1" style:font-size-complex="14.1000003814697pt" style:font-weight-complex="bold"/>
    </style:style>
    <style:style style:name="T25" style:family="text">
      <style:text-properties officeooo:rsid="00235cd7"/>
    </style:style>
    <style:style style:name="T26" style:family="text">
      <style:text-properties officeooo:rsid="002d92b7"/>
    </style:style>
    <style:style style:name="T27" style:family="text">
      <style:text-properties officeooo:rsid="002dfd83"/>
    </style:style>
    <style:style style:name="T28" style:family="text">
      <style:text-properties officeooo:rsid="00342b0e"/>
    </style:style>
    <style:style style:name="T29" style:family="text">
      <style:text-properties officeooo:rsid="0036ad07"/>
    </style:style>
    <style:style style:name="T30" style:family="text">
      <style:text-properties officeooo:rsid="0036e325" style:font-size-asian="10.5pt" style:font-size-complex="12pt"/>
    </style:style>
    <style:style style:name="T31" style:family="text">
      <style:text-properties officeooo:rsid="0032c47d" style:font-size-asian="10.5pt" style:font-size-complex="12pt"/>
    </style:style>
    <style:style style:name="T32" style:family="text">
      <style:text-properties officeooo:rsid="0042c680" style:font-size-asian="10.5pt" style:font-size-complex="12pt"/>
    </style:style>
    <style:style style:name="T33" style:family="text">
      <style:text-properties officeooo:rsid="0042bc2f"/>
    </style:style>
    <style:style style:name="T34" style:family="text">
      <style:text-properties officeooo:rsid="0042c680"/>
    </style:style>
    <style:style style:name="T35" style:family="text">
      <style:text-properties officeooo:rsid="004705fa"/>
    </style:style>
    <style:style style:name="T36" style:family="text">
      <style:text-properties officeooo:rsid="004a28c5"/>
    </style:style>
    <style:style style:name="T37" style:family="text">
      <style:text-properties officeooo:rsid="004c09eb"/>
    </style:style>
    <style:style style:name="T38" style:family="text">
      <style:text-properties officeooo:rsid="004ec7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7"/>
      <text:p text:style-name="P37"/>
      <text:p text:style-name="P37"/>
      <text:p text:style-name="P37"/>
      <text:p text:style-name="P37"/>
      <text:p text:style-name="P37">Analysis of: </text:p>
      <text:p text:style-name="P37">New York City<text:line-break/>Department of Education</text:p>
      <text:p text:style-name="Title">Pre-Kindergarten School Quality Report 2017-2018</text:p>
      <text:p text:style-name="Text_20_body"/>
      <text:h text:style-name="P35" text:outline-level="3">August 2020</text:h>
      <text:h text:style-name="P36" text:outline-level="3">Introduction </text:h>
      <text:p text:style-name="P17"><text:span text:style-name="T10">Numerous studies have shown that children who attend pre-kindergarten </text:span><text:span text:style-name="T11">(Pre-K) </text:span><text:span text:style-name="T10">programs are better prepared for kindergarten. The New York City Department of Education </text:span><text:span text:style-name="T12">(“</text:span><text:span text:style-name="T10">NYCDOE”</text:span><text:span text:style-name="T12">)</text:span><text:span text:style-name="T10"> performs and publishes School Quality Reports for Pre-K programs. </text:span><text:span text:style-name="T12">According to the </text:span><text:span text:style-name="T10">NYCDOE, </text:span><text:span text:style-name="T12">it</text:span><text:span text:style-name="T10"> evaluates how well schools are organized to support student learning and teaching. It was developed to assist NYCDOE schools in raising student achievement by looking behind a school’s performance statistics to ensure that the school is engaged in effective methods of accelerating student learning. The NYCDOE uses the </text:span><text:span text:style-name="Strong_20_Emphasis"><text:span text:style-name="T21">Classroom Assessment</text:span></text:span><text:span text:style-name="T21"> Scoring System </text:span><text:span text:style-name="T22">(</text:span><text:span text:style-name="T21">CLASS</text:span><text:span text:style-name="T22">)</text:span><text:span text:style-name="T21"> and </text:span><text:span text:style-name="T22">the Early Childhood Evaluation Rating Scale (</text:span><text:span text:style-name="T21">ECERS</text:span><text:span text:style-name="T22">)</text:span><text:span text:style-name="T21"> scales to assess its Pre-K programs.</text:span></text:p>
      <text:p text:style-name="P4"><text:span text:style-name="T23">Most of the data in the NYDOE data is obtained from surveys of parents and teachers. I was interested in knowing whether the parents’ participation in the survey was correlated to the school’s enrollment and whether I could use a linear model to forecast the parents’ participation rate. I calculated the ratio of parent surveys received to the enrollment of the program and found that the average and median were around 51%. I also clustered the schools based on the ECER data and created a map of the school locations. <text:s/></text:span></text:p>
      <text:p text:style-name="P3">Finding a nearby quality pre-kindergarten program is a priority for many parents <text:span text:style-name="T20">and this information should be useful in determining what schools parents and teachers view as the best, the similarities among the ECER data and the location of the schools.</text:span></text:p>
      <text:p text:style-name="P16">The NYCDOE is continually trying to improve their performance and may find the results of this analysis interesting.</text:p>
      <text:p text:style-name="P1"><text:span text:style-name="T24">Data</text:span> </text:p>
      <text:p text:style-name="P1"><text:span text:style-name="T2">The 2017-2018 School Quality Report - Pre-K Programs</text:span><text:span text:style-name="T19"> was </text:span><text:span text:style-name="T18">publi</text:span><text:span text:style-name="T17">shed on July 21, 2020 and includes data on over 1,600 Pre-K programs. The data includes 45 columns. Most of the data are based on survey results of parents and teachers that are categorized into the following metrics:</text:span></text:p>
      <text:list xml:id="list2755595772" text:style-name="L1">
        <text:list-item>
          <text:p text:style-name="P30"><text:span text:style-name="T6">S</text:span><text:span text:style-name="T5">chool information such as the school name, location and enrollment</text:span></text:p>
        </text:list-item>
        <text:list-item>
          <text:p text:style-name="P24"><text:span text:style-name="T7">Results of site visits </text:span></text:p>
        </text:list-item>
        <text:list-item>
          <text:p text:style-name="P30"><text:span text:style-name="T5">CLASS Survey Results and</text:span></text:p>
        </text:list-item>
        <text:list-item>
          <text:p text:style-name="P30"><text:span text:style-name="T5">ECER Survey Results</text:span></text:p>
        </text:list-item>
      </text:list>
      <text:p text:style-name="P26"><text:span text:style-name="T3"/></text:p>
      <text:p text:style-name="P28"><text:span text:style-name="T4">The parent survey asks parents to rate the schools on communications, school decision making and <text:s/>questions such as:</text:span></text:p>
      <text:list xml:id="list1733308833" text:style-name="L2">
        <text:list-item>
          <text:p text:style-name="P32"><text:span text:style-name="T8">I feel good about the way that my child’s teacher helped my child adjust to pre-K. </text:span></text:p>
        </text:list-item>
        <text:list-item>
          <text:p text:style-name="P32"><text:span text:style-name="T8">My child’s teacher gives me helpful ideas about how I can support my child’s learning.</text:span></text:p>
        </text:list-item>
        <text:list-item>
          <text:p text:style-name="P32"><text:span text:style-name="T8">My child’s teacher lets me know that I can make a difference in my child’s learning. </text:span></text:p>
        </text:list-item>
        <text:list-item>
          <text:p text:style-name="P32"><text:span text:style-name="T8">My child’s teacher gives me opportunities to share what I know about my child.</text:span></text:p>
        </text:list-item>
        <text:list-item>
          <text:p text:style-name="P32"><text:span text:style-name="T8">Someone at my child’s pre-K or 3-K program has helped me consider which schools or programs would be best for my child for next school year. </text:span></text:p>
        </text:list-item>
      </text:list>
      <text:p text:style-name="P31"><text:soft-page-break/><text:span text:style-name="T8"/></text:p>
      <text:p text:style-name="P27"><text:span text:style-name="T3">The teacher’s survey </text:span><text:span text:style-name="T1">looks at whether teachers participate in opportunities to develop, grow, and contribute to the continuous improvement of the school community. </text:span></text:p>
      <text:p text:style-name="P29"><text:span text:style-name="T1"/></text:p>
      <text:p text:style-name="P29"><text:span text:style-name="T1">The data does not include the responses to individual questions.</text:span></text:p>
      <text:p text:style-name="P29"><text:span text:style-name="T1"/></text:p>
      <text:p text:style-name="P19"><text:span text:style-name="T9">The NYCDOE provides an API for </text:span><text:span text:style-name="T13">this</text:span><text:span text:style-name="T9"> data, which was used for this project.</text:span></text:p>
      <text:p text:style-name="P5"><text:span text:style-name="T24">Methodology</text:span> </text:p>
      <text:p text:style-name="P7">Being that I believe parents want the best education for their children, I focused on schools that had both a parent and teacher survey rating greater than ninety. This reduced the number of schools in the data to <text:span text:style-name="T33">one hundred</text:span>. </text:p>
      <text:p text:style-name="P8">I used Sci-kit <text:span text:style-name="T38">learn</text:span> linear model for forecasting the parent<text:span text:style-name="T34">s’ scores</text:span>, the standard scaler and K-means for clustering the schools. Finally, I used geopy <text:span text:style-name="T25">geocoders and Nominatim for the mapping of the schools.</text:span></text:p>
      <text:p text:style-name="P6"><text:span text:style-name="T24">Results</text:span> </text:p>
      <text:p text:style-name="P9">There was strong correlation (.86) between the parents survey <text:span text:style-name="T34">scores</text:span> and enrollment data. The linear model <text:span text:style-name="T35">to determine whether the enrollment could predict the parents scores produced the following measure of accuracy: </text:span></text:p>
      <text:p text:style-name="P33">Mean absolute error: 4.28</text:p>
      <text:p text:style-name="P34">Residual sum of squares (MSE): 30.<text:span text:style-name="T27">54</text:span></text:p>
      <text:p text:style-name="P34">R2-score: 0.58</text:p>
      <text:p text:style-name="P10"/>
      <text:p text:style-name="P18"><text:span text:style-name="T14">The above statistics means that the was an average difference of four <text:s/>between the predicted </text:span><text:span text:style-name="T16">scores</text:span><text:span text:style-name="T14"> and the observed </text:span><text:span text:style-name="T16">scores</text:span><text:span text:style-name="T14">. </text:span><text:span text:style-name="T15">As indicated by the</text:span><text:span text:style-name="T14"> Residual sum of squares </text:span><text:span text:style-name="T15">value, the model could not explain 30% of the data. The R2 score is similar in that it is an a percentage of parents’ survey responses that are explained by the enrollment.</text:span> </text:p>
      <text:p text:style-name="P21">My understanding is that it is not unusual for the R2 for data that describes human behavior to be approximately .50 <text:span text:style-name="T36">so I am willing to accept this model.</text:span> </text:p>
      <text:p text:style-name="P1"><text:span text:style-name="T24">Discussion</text:span> </text:p>
      <text:p text:style-name="P12">My initial though on using this data set was to identify the availability of Pre-K programs to distinguish full day from half day and those programs with early drop off and late pick up options so that parents can determine which school programs would work best with their schedules. After exploring the data, I discovered that almost every NYC Pre-K programs offer these options so I decided to look at the survey data as the parents input is such a critical component of these ratings. <text:span text:style-name="T26">My thinking is that if I was living in NYC, I would want my child to attend the best Pre-K program. I decided to use the survey results from the parents and </text:span><text:soft-page-break/><text:span text:style-name="T26">teachers to determine the best schools because this data set looks beyond the academic performance of the students and weighs heavily on the results. </text:span></text:p>
      <text:p text:style-name="P13">There was one school that I considered to be an outlier and was removed from the data set. This school received 98 parent responses and has a total enrollment of 108 students. The rest of the sample had a mean of 51 and a median of 57 parent responses. </text:p>
      <text:p text:style-name="P25"/>
      <text:p text:style-name="P14">I clustered the data into 3 clusters using <text:span text:style-name="T29">the </text:span>Kmeans <text:span text:style-name="T37">algorithm.</text:span> <text:span text:style-name="T29">Many of the scores provided in the surveys are on a scale from one to four.</text:span> <text:span text:style-name="T29">I graphed the results based on the parents and teachers survey results and the enrollment data. The resulting clusters had clear boundaries between parent result scores above .6 and between .4 and .6. The third cluster had the most variation among the parents and teacher survey results and the enrollment. </text:span></text:p>
      <text:p text:style-name="P15">The mapping of the top schools revealed significant geographic gaps. For example, only three schools in Manhattan were in the top schools and all of these are located in downtown Manhattan. <text:span text:style-name="T28">Eastern Brooklyn and Queens were also lacking in highly rated schools. </text:span></text:p>
      <text:p text:style-name="P1"><text:span text:style-name="T24">Conclusion</text:span> </text:p>
      <text:p text:style-name="P22"><text:span text:style-name="T32">With an average participation rate of 51%, t</text:span><text:span text:style-name="T31">he NYCDOE might want to consider how it communicates the importance of the parent survey and the methods that it collects the data to improve the surveys. </text:span></text:p>
      <text:p text:style-name="P20"><text:span text:style-name="T30">In this project, I analyzed the NYDOE Pre-K data for the 2017-2018 school year and analyzed </text:span><text:span text:style-name="T31">the schools that received above a 90 on surveys from teachers and parents. I explored the relationship between these score results and the number of students enrolled in the program and found that while there is a strong correlation among the data, a linear model for predicting the parents </text:span><text:span text:style-name="T32">scores </text:span><text:span text:style-name="T31">could not account for 30% of the data. <text:s/></text:span></text:p>
      <text:p text:style-name="P20">I believe there are economic and social factors that influence the parent response rate, which may account for large geographic areas not having highly rated schools as is evident on the map of the top schools. This is a topic that could be investigated further.</text:p>
      <text:p text:style-name="P23">Parents should explore the data provided by the NYCDOE before selecting a public Pre-K program and determine if it is suitable for their childre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Roboto" svg:font-family="Roboto, Helvetica, sans-serif"/>
    <style:font-face style:name="monospace" svg:font-family="monospace"/>
    <style:font-face style:name="pt sans" svg:font-family="'pt sans',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4T19:06:44.166000000</meta:creation-date>
    <dc:date>2020-08-30T11:51:53.520000000</dc:date>
    <meta:editing-duration>PT22H43M46S</meta:editing-duration>
    <meta:editing-cycles>38</meta:editing-cycles>
    <meta:generator>LibreOffice/6.2.4.2$Windows_X86_64 LibreOffice_project/2412653d852ce75f65fbfa83fb7e7b669a126d64</meta:generator>
    <meta:document-statistic meta:table-count="0" meta:image-count="0" meta:object-count="0" meta:page-count="4" meta:paragraph-count="45" meta:word-count="1197" meta:character-count="7124" meta:non-whitespace-character-count="5954"/>
  </office:meta>
</office:document-meta>
</file>